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F4000000FA8B716141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omänenmodell</text:h>
      <text:p text:style-name="Standard"/>
      <text:p text:style-name="Standard"><draw:frame draw:style-name="fr1" draw:name="Grafik1" text:anchor-type="paragraph" svg:width="13.229cm" svg:height="6.615cm" draw:z-index="0"><draw:image xlink:href="Pictures/10000000000001F4000000FA8B716141.gif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ahoma" style:font-name-asian="Times New Roman" style:font-name-complex="Tahom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fo:font-size="12pt" style:font-size-asian="12pt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Tahoma" style:font-name-asian="Times New Roman" style:font-name-complex="Tahoma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mänenmodell</dc:title>
    <dc:subject>Projektarbeit "Mashup-Plattform"</dc:subject>
    <meta:initial-creator>Jan Wild</meta:initial-creator>
    <meta:creation-date>2011-10-22T14:28:00</meta:creation-date>
    <dc:creator>Jan Wild</dc:creator>
    <dc:date>2011-10-28T11:35:54.63</dc:date>
    <meta:editing-cycles>7</meta:editing-cycles>
    <meta:editing-duration>PT7M26S</meta:editing-duration>
    <meta:generator>LibreOffice/3.4$Win32 LibreOffice_project/340m1$Build-302</meta:generator>
    <meta:document-statistic meta:table-count="0" meta:image-count="1" meta:object-count="0" meta:page-count="1" meta:paragraph-count="1" meta:word-count="2" meta:character-count="14" meta:non-whitespace-character-count="14"/>
    <meta:user-defined meta:name="Info 1"/>
    <meta:user-defined meta:name="Info 2"/>
    <meta:user-defined meta:name="Info 3"/>
    <meta:user-defined meta:name="Info 4"/>
  </office:meta>
</office:document-meta>
</file>